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65000000C80358952BCC506D5B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width="17cm" svg:height="3.912cm" draw:z-index="0"><draw:image xlink:href="Pictures/1000000000000365000000C80358952BCC506D5B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9T18:06:30.644086377</meta:creation-date>
    <dc:date>2022-05-09T18:07:12.566920960</dc:date>
    <meta:editing-duration>PT42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